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たぬき油性マジック" svg:font-family="たぬき油性マジック" style:font-pitch="variable"/>
    <style:font-face style:name="ふい字" svg:font-family="ふい字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fill-color="#fafafa" draw:textarea-horizontal-align="justify" draw:textarea-vertical-align="middle" draw:auto-grow-height="false" fo:min-height="1.716cm" fo:min-width="3.966cm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Dash_20__28_Rounded_29_" svg:stroke-width="0.035cm" svg:stroke-color="#1a237e" draw:marker-start-width="0.252cm" draw:marker-end-width="0.252cm" svg:stroke-linecap="round" draw:fill="none" draw:fill-color="#fafafa" draw:textarea-horizontal-align="justify" draw:textarea-vertical-align="middle" draw:auto-grow-height="false" fo:min-height="1.751cm" fo:min-width="0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width="0cm" svg:stroke-color="#3465af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4" style:family="graphic" style:parent-style-name="standard">
      <style:graphic-properties draw:stroke="none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745cm"/>
      <style:paragraph-properties style:writing-mode="lr-tb"/>
    </style:style>
    <style:style style:name="gr6" style:family="graphic" style:parent-style-name="standard">
      <style:graphic-properties draw:stroke="dash" draw:stroke-dash="Long_20_Dash" svg:stroke-width="0.028cm" draw:marker-start-width="0.242cm" draw:marker-end-width="0.242cm" svg:stroke-linecap="butt" draw:fill="none" draw:textarea-horizontal-align="justify" draw:textarea-vertical-align="middle" draw:auto-grow-height="false" fo:min-height="1.359cm" fo:min-width="3.506cm" fo:padding-top="0.139cm" fo:padding-bottom="0.139cm" fo:padding-left="0.264cm" fo:padding-right="0.264cm"/>
    </style:style>
    <style:style style:name="gr7" style:family="graphic" style:parent-style-name="standard">
      <style:graphic-properties svg:stroke-width="0.035cm" svg:stroke-color="#1a237e" draw:marker-start-width="0.252cm" draw:marker-end-width="0.252cm" draw:fill-color="#c5cae9" draw:textarea-vertical-align="middle" draw:auto-grow-height="false" fo:min-height="1.251cm" fo:min-width="0cm" fo:padding-top="0.142cm" fo:padding-bottom="0.142cm" fo:padding-left="0.267cm" fo:padding-right="0.267cm" fo:wrap-option="wrap"/>
    </style:style>
    <style:style style:name="gr8" style:family="graphic" style:parent-style-name="standard">
      <style:graphic-properties svg:stroke-width="0.053cm" svg:stroke-color="#283593" draw:marker-start-width="0.279cm" draw:marker-end-width="0.279cm" draw:fill="none" draw:fill-color="#fafafa" draw:textarea-horizontal-align="justify" draw:textarea-vertical-align="middle" draw:auto-grow-height="false" fo:min-height="1.739cm" fo:min-width="4.408cm" fo:padding-top="0.151cm" fo:padding-bottom="0.151cm" fo:padding-left="0.276cm" fo:padding-right="0.276cm"/>
    </style:style>
    <style:style style:name="P1" style:family="paragraph">
      <loext:graphic-properties draw:fill="none" draw:fill-color="#fafafa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たぬき油性マジック" fo:font-size="12pt" style:font-name-asian="たぬき油性マジック" style:font-size-asian="12pt" style:font-size-complex="12pt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たぬき油性マジック" fo:font-size="12pt" fo:background-color="#ffff00" style:font-name-asian="たぬき油性マジック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c5cae9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1a237e" loext:opacity="100%" style:font-name="ふい字" fo:font-size="12pt" fo:font-weight="bold" style:font-name-asian="ふい字" style:font-size-asian="12pt" style:font-weight-asian="bold" style:font-size-complex="12pt" style:font-weight-complex="bold"/>
    </style:style>
    <style:style style:name="T1" style:family="text">
      <style:text-properties style:font-name="たぬき油性マジック" fo:font-size="12pt" style:font-name-asian="たぬき油性マジック" style:font-size-asian="12pt" style:font-size-complex="12pt"/>
    </style:style>
    <style:style style:name="T2" style:family="text">
      <style:text-properties fo:color="#1a237e" loext:opacity="100%" style:font-name="ふい字" fo:font-size="12pt" fo:font-weight="bold" style:font-name-asian="ふい字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4.5cm" svg:height="2cm" svg:x="0.75cm" svg:y="0.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5cm" svg:height="2.035cm" svg:x="5.25cm" svg:y="2.35cm">
          <text:p/>
          <draw:enhanced-geometry svg:viewBox="0 0 21600 21600" draw:type="rectangle" draw:enhanced-path="M 0 0 L 21600 0 21600 21600 0 21600 0 0 Z N"/>
        </draw:custom-shape>
        <dr3d:scene draw:style-name="gr3" svg:width="0.25cm" svg:height="0.25cm" svg:x="5.255cm" svg:y="2.3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25cm" svg:height="0.25cm" svg:x="5.46cm" svg:y="2.3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25cm" svg:height="0.25cm" svg:x="5.255cm" svg:y="2.5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25cm" svg:height="0.25cm" svg:x="5.46cm" svg:y="2.5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25cm" svg:height="0.25cm" svg:x="5.255cm" svg:y="2.7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25cm" svg:height="0.25cm" svg:x="5.46cm" svg:y="2.7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25cm" svg:height="0.25cm" svg:x="5.255cm" svg:y="2.9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25cm" svg:height="0.25cm" svg:x="5.46cm" svg:y="2.9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25cm" svg:height="0.25cm" svg:x="5.255cm" svg:y="3.1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25cm" svg:height="0.25cm" svg:x="5.46cm" svg:y="3.1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25cm" svg:height="0.25cm" svg:x="5.255cm" svg:y="3.3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25cm" svg:height="0.25cm" svg:x="5.46cm" svg:y="3.3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25cm" svg:height="0.25cm" svg:x="5.255cm" svg:y="3.5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25cm" svg:height="0.25cm" svg:x="5.46cm" svg:y="3.5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25cm" svg:height="0.25cm" svg:x="5.255cm" svg:y="3.7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25cm" svg:height="0.25cm" svg:x="5.46cm" svg:y="3.7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25cm" svg:height="0.25cm" svg:x="5.255cm" svg:y="3.9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25cm" svg:height="0.25cm" svg:x="5.46cm" svg:y="3.9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25cm" svg:height="0.25cm" svg:x="5.25cm" svg:y="4.141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25cm" svg:height="0.25cm" svg:x="5.455cm" svg:y="4.141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25cm" svg:height="0.25cm" svg:x="1cm" svg:y="1.7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25cm" svg:height="0.25cm" svg:x="3cm" svg:y="0.26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25cm" svg:height="0.25cm" svg:x="2.25cm" svg:y="0.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25cm" svg:height="0.25cm" svg:x="4.25cm" svg:y="0.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25cm" svg:height="0.25cm" svg:x="2.5cm" svg:y="1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25cm" svg:height="0.25cm" svg:x="4.75cm" svg:y="1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25cm" svg:height="0.25cm" svg:x="1.5cm" svg:y="0.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25cm" svg:height="0.25cm" svg:x="3cm" svg:y="0.7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25cm" svg:height="0.25cm" svg:x="3.75cm" svg:y="0.7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25cm" svg:height="0.25cm" svg:x="2.5cm" svg:y="1.2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25cm" svg:height="0.25cm" svg:x="2cm" svg:y="0.7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25cm" svg:height="0.25cm" svg:x="3.5cm" svg:y="1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25cm" svg:height="0.25cm" svg:x="2.25cm" svg:y="1.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25cm" svg:height="0.25cm" svg:x="3.5cm" svg:y="1.7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25cm" svg:height="0.25cm" svg:x="1.75cm" svg:y="1.7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25cm" svg:height="0.25cm" svg:x="3.25cm" svg:y="1.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25cm" svg:height="0.25cm" svg:x="2.75cm" svg:y="1.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25cm" svg:height="0.25cm" svg:x="3cm" svg:y="1.7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25cm" svg:height="0.25cm" svg:x="1.25cm" svg:y="1.2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3" svg:width="0.25cm" svg:height="0.25cm" svg:x="4.5cm" svg:y="1.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aw:frame draw:style-name="gr5" draw:text-style-name="P3" draw:layer="layout" svg:width="0.75cm" svg:height="1.995cm" svg:x="0cm" svg:y="0.156cm">
          <draw:text-box>
            <text:p text:style-name="P2"><text:span text:style-name="T1">理</text:span></text:p>
            <text:p text:style-name="P2"><text:span text:style-name="T1"/></text:p>
            <text:p text:style-name="P2"><text:span text:style-name="T1">想</text:span></text:p>
          </draw:text-box>
        </draw:frame>
        <draw:frame draw:style-name="gr5" draw:text-style-name="P4" draw:layer="layout" svg:width="0.75cm" svg:height="1.995cm" svg:x="0cm" svg:y="2.401cm">
          <draw:text-box>
            <text:p text:style-name="P2"><text:span text:style-name="T1">現</text:span></text:p>
            <text:p text:style-name="P2"><text:span text:style-name="T1"/></text:p>
            <text:p text:style-name="P2"><text:span text:style-name="T1">実</text:span></text:p>
          </draw:text-box>
        </draw:frame>
        <draw:custom-shape draw:style-name="gr6" draw:text-style-name="P5" draw:layer="layout" svg:width="4.21cm" svg:height="1.813cm" svg:x="0.9cm" svg:y="0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0.44cm" svg:height="1.5cm" svg:x="5.096cm" svg:y="1.274cm">
          <text:p/>
          <draw:enhanced-geometry svg:viewBox="0 0 21600 21600" draw:text-areas="0 0 21600 21600" draw:type="circular-arrow" draw:modifiers="-91.0430404852181 -1.24162644766977 8301.3503167837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7" draw:layer="layout" svg:width="0.75cm" svg:height="1.995cm" svg:x="5.25cm" svg:y="0.005cm">
          <draw:text-box>
            <text:p text:style-name="P2"><text:span text:style-name="T2">整列！</text:span></text:p>
          </draw:text-box>
        </draw:frame>
        <draw:custom-shape draw:style-name="gr8" draw:text-style-name="P1" draw:layer="layout" svg:width="4.96cm" svg:height="2.041cm" svg:x="0.75cm" svg:y="2.34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たぬき油性マジック" svg:font-family="たぬき油性マジック" style:font-pitch="variable"/>
    <style:font-face style:name="ふい字" svg:font-family="ふい字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_28_Rounded_29_" draw:display-name="Dash (Rounded)" draw:style="round" draw:dots1="1" draw:dots1-length="201%" draw:distance="199%"/>
    <draw:stroke-dash draw:name="Long_20_Dash" draw:display-name="Long Dash" draw:style="rect" draw:dots1="1" draw:dots1-length="400%" draw:distance="300%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4-01-19T04:44:23.989000000</meta:creation-date>
    <dc:date>2022-08-30T01:12:25.872542599</dc:date>
    <meta:editing-duration>PT8H41M13S</meta:editing-duration>
    <meta:editing-cycles>307</meta:editing-cycles>
    <meta:generator>LibreOffice/7.3.5.2$Linux_X86_64 LibreOffice_project/30$Build-2</meta:generator>
    <meta:document-statistic meta:object-count="88"/>
  </office:meta>
</office:document-meta>
</file>